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.get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Support.processName( String qName , String parts [ ] , boolean isAttribu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ext.getPrefix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setParent(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ext.declarePrefix( String prefix ,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spaceSupport.getDeclared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declarePrefix( String prefix ,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uppor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.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get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copyTabl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tex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.getDeclaredPrefix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spaceSupport.isNamespaceDecl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ext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spaceSupport.getPrefixes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amespaceSupport.ge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.processName( String qName , boolean isAttribu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NamespaceSupport.push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amespaceSupport.Namespac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spaceSupport.pop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spaceSupport.setNamespaceDeclUris( boolea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